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a22f" officeooo:paragraph-rsid="0000a22f"/>
    </style:style>
    <style:style style:name="P2" style:family="paragraph" style:parent-style-name="Standard">
      <style:text-properties officeooo:rsid="00023ffc" officeooo:paragraph-rsid="00023ffc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23ffc" officeooo:paragraph-rsid="00023ffc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3a04c" officeooo:paragraph-rsid="0003a04c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45c4c" officeooo:paragraph-rsid="00045c4c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4ce91" officeooo:paragraph-rsid="0004ce91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language="en" fo:country="US" style:text-underline-style="none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ésentation personnelle </text:span>: </text:p>
      <text:p text:style-name="P1"/>
      <text:p text:style-name="P1">co director, CSC (Cheap Student Company), (first or second (suivant l’ordre de passage dans le montage) project director for PlaceMaker</text:p>
      <text:p text:style-name="P1"/>
      <text:p text:style-name="P1"><text:span text:style-name="T1">Présentation projet :</text:span> </text:p>
      <text:p text:style-name="P1"/>
      <text:p text:style-name="P1">notice lack of space</text:p>
      <text:p text:style-name="P1"><text:tab/>exemple : we've noticed the lack of place in our closets.</text:p>
      <text:p text:style-name="P1">as students</text:p>
      <text:p text:style-name="P1">space → problem</text:p>
      <text:p text:style-name="P1">want to solve problems for students and all other who’s concerned</text:p>
      <text:p text:style-name="P1">so → funding for project</text:p>
      <text:p text:style-name="P1">project → PlaceMaker → for food</text:p>
      <text:p text:style-name="P1">goal? reduce size of food / loosing nutritional properties and calories</text:p>
      <text:p text:style-name="P1">first object which doing that in the world.</text:p>
      <text:p text:style-name="P2">Unique compression technology → developed by our team.</text:p>
      <text:p text:style-name="P2">Breakthrough ! </text:p>
      <text:p text:style-name="P2"/>
      <text:p text:style-name="P3">Présentation visuelle :</text:p>
      <text:p text:style-name="P3"><text:span text:style-name="T2"/></text:p>
      <text:p text:style-name="P3"><text:span text:style-name="T2">Cylinder shape</text:span></text:p>
      <text:p text:style-name="P3"><text:span text:style-name="T2">tank + lever + lid</text:span></text:p>
      <text:p text:style-name="P3"><text:span text:style-name="T2">exterior: 45 cm high / 35 cm diameter</text:span></text:p>
      <text:p text:style-name="P3"><text:span text:style-name="T2">tank: 30 cm high / 20 cm diameter</text:span></text:p>
      <text:p text:style-name="P3"><text:span text:style-name="T2">volume: 6000 cubic cm</text:span></text:p>
      <text:p text:style-name="P3"><text:span text:style-name="T2">Color: black anthracite but choose → white / gold</text:span></text:p>
      <text:p text:style-name="P3"><text:span text:style-name="T2">parts: plastic and metal</text:span></text:p>
      <text:p text:style-name="P3"><text:span text:style-name="T3">blends in with the decor of a kitchen</text:span><text:span text:style-name="T2"> </text:span></text:p>
      <text:p text:style-name="P3"><text:span text:style-name="T2">fully customizable to fit with any kitchen </text:span></text:p>
      <text:p text:style-name="P3"><text:span text:style-name="T2">reasonable size</text:span></text:p>
      <text:p text:style-name="P3"><text:span text:style-name="T2"/></text:p>
      <text:p text:style-name="P4">Fonctionnement:</text:p>
      <text:p text:style-name="P4"><text:span text:style-name="T2"/></text:p>
      <text:p text:style-name="P4"><text:span text:style-name="T2">Easy to use: put food → replace lid → activate lever → wait → restart </text:span></text:p>
      <text:p text:style-name="P4"><text:span text:style-name="T2"/></text:p>
      <text:p text:style-name="P4">Pourquoi récolter des fonds :</text:p>
      <text:p text:style-name="P4"><text:span text:style-name="T2">new company of students: startup</text:span></text:p>
      <text:p text:style-name="P4"><text:span text:style-name="T2">need a great project to get started</text:span></text:p>
      <text:p text:style-name="P4"><text:span text:style-name="T2">can’t pay huge production like this form our pocket</text:span></text:p>
      <text:p text:style-name="P4"><text:span text:style-name="T2">Heard about crowdfunding → great concept: interested people participate → receive rewards</text:span></text:p>
      <text:p text:style-name="P4"><text:span text:style-name="T2">+ CSC wants to be close to customers</text:span></text:p>
      <text:p text:style-name="P4"><text:span text:style-name="T2">crowdfunding advantages:</text:span></text:p>
      <text:p text:style-name="P4"><text:span text:style-name="T2">- funds</text:span></text:p>
      <text:p text:style-name="P4"><text:span text:style-name="T2">- visibility</text:span></text:p>
      <text:p text:style-name="P4"><text:span text:style-name="T2">- notion of innovation</text:span></text:p>
      <text:p text:style-name="P4"><text:span text:style-name="T2">- proximity with customers</text:span></text:p>
      <text:p text:style-name="P4"><text:span text:style-name="T2"/></text:p>
      <text:p text:style-name="P4"><text:span text:style-name="T2">show that people can trust us for upcoming projects</text:span></text:p>
      <text:p text:style-name="P5"><text:soft-page-break/>Timeline:</text:p>
      <text:p text:style-name="P5"><text:span text:style-name="T2">start: beginning of last year (january 2018)</text:span></text:p>
      <text:p text:style-name="P5"><text:span text:style-name="T2">end: hope ending for Christmas 2019</text:span></text:p>
      <text:p text:style-name="P4"><text:span text:style-name="T2"/></text:p>
      <text:p text:style-name="P5">Comment les gens peuvent s’investir:</text:p>
      <text:p text:style-name="P5"><text:span text:style-name="T2"/></text:p>
      <text:p text:style-name="P5"><text:span text:style-name="T2">donate but also : tell us ideas → improvements and features / share the page (word of mouth (bouche à oreille)) / EVEN IF they are NOT interested to pay for project</text:span></text:p>
      <text:p text:style-name="P6"><text:span text:style-name="T2">Also : search people to work with u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q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19-03-16T16:56:24.138000000</dc:date>
    <meta:editing-duration>PT32M44S</meta:editing-duration>
    <meta:editing-cycles>5</meta:editing-cycles>
    <meta:document-statistic meta:table-count="0" meta:image-count="0" meta:object-count="0" meta:page-count="2" meta:paragraph-count="45" meta:word-count="301" meta:character-count="1729" meta:non-whitespace-character-count="1466"/>
  </office:meta>
</office:document-meta>
</file>